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1.0217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7217in"/>
    </style:style>
    <style:style style:name="co22" style:family="table-column">
      <style:table-column-properties fo:break-before="auto" style:column-width="0.7752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0.6354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181in"/>
    </style:style>
    <style:style style:name="co28" style:family="table-column">
      <style:table-column-properties fo:break-before="auto" style:column-width="0.5929in"/>
    </style:style>
    <style:style style:name="co29" style:family="table-column">
      <style:table-column-properties fo:break-before="auto" style:column-width="0.4854in"/>
    </style:style>
    <style:style style:name="co30" style:family="table-column">
      <style:table-column-properties fo:break-before="auto" style:column-width="0.4425in"/>
    </style:style>
    <style:style style:name="co31" style:family="table-column">
      <style:table-column-properties fo:break-before="auto" style:column-width="0.7965in"/>
    </style:style>
    <style:style style:name="co32" style:family="table-column">
      <style:table-column-properties fo:break-before="auto" style:column-width="0.6571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7in"/>
    </style:style>
    <style:style style:name="co35" style:family="table-column">
      <style:table-column-properties fo:break-before="auto" style:column-width="0.646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38in"/>
    </style:style>
    <style:style style:name="co38" style:family="table-column">
      <style:table-column-properties fo:break-before="auto" style:column-width="0.4752in"/>
    </style:style>
    <style:style style:name="co39" style:family="table-column">
      <style:table-column-properties fo:break-before="auto" style:column-width="1.3008in"/>
    </style:style>
    <style:style style:name="co40" style:family="table-column">
      <style:table-column-properties fo:break-before="auto" style:column-width="1.4181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1.8791in"/>
    </style:style>
    <style:style style:name="co43" style:family="table-column">
      <style:table-column-properties fo:break-before="auto" style:column-width="0.5283in"/>
    </style:style>
    <style:style style:name="co44" style:family="table-column">
      <style:table-column-properties fo:break-before="auto" style:column-width="0.7429in"/>
    </style:style>
    <style:style style:name="co45" style:family="table-column">
      <style:table-column-properties fo:break-before="auto" style:column-width="1.8256in"/>
    </style:style>
    <style:style style:name="co46" style:family="table-column">
      <style:table-column-properties fo:break-before="auto" style:column-width="2.4047in"/>
    </style:style>
    <style:style style:name="co47" style:family="table-column">
      <style:table-column-properties fo:break-before="auto" style:column-width="5.7283in"/>
    </style:style>
    <style:style style:name="co48" style:family="table-column">
      <style:table-column-properties fo:break-before="auto" style:column-width="4.5063in"/>
    </style:style>
    <style:style style:name="co49" style:family="table-column">
      <style:table-column-properties fo:break-before="auto" style:column-width="3.6701in"/>
    </style:style>
    <style:style style:name="co50" style:family="table-column">
      <style:table-column-properties fo:break-before="auto" style:column-width="4.5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00"/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rops</text:p>
          </table:table-cell>
          <table:covered-table-cell table:number-columns-repeated="6" table:style-name="ce7"/>
          <table:covered-table-cell table:style-name="ce11"/>
          <table:table-cell table:style-name="ce1" office:value-type="string" calcext:value-type="string" table:number-columns-spanned="8" table:number-rows-spanned="1">
            <text:p>Trees</text:p>
          </table:table-cell>
          <table:covered-table-cell table:number-columns-repeated="4" table:style-name="ce7"/>
          <table:covered-table-cell table:style-name="ce11"/>
          <table:covered-table-cell table:style-name="ce16"/>
          <table:covered-table-cell table:style-name="ce13"/>
        </table:table-row>
        <table:table-row table:style-name="ro1">
          <table:table-cell table:style-name="ce2" office:value-type="string" calcext:value-type="string">
            <text:p>DESERT</text:p>
          </table:table-cell>
          <table:table-cell table:style-name="ce8" office:value-type="string" calcext:value-type="string">
            <text:p>PLAINS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FOREST</text:p>
          </table:table-cell>
          <table:table-cell table:style-name="ce8" office:value-type="string" calcext:value-type="string">
            <text:p>ARCTIC</text:p>
          </table:table-cell>
          <table:table-cell table:style-name="ce8" office:value-type="string" calcext:value-type="string">
            <text:p>WETLAND</text:p>
          </table:table-cell>
          <table:table-cell table:style-name="ce8" office:value-type="string" calcext:value-type="string">
            <text:p>SUBTERRANEAN</text:p>
          </table:table-cell>
          <table:table-cell table:style-name="ce12" office:value-type="string" calcext:value-type="string">
            <text:p>SPECIAL</text:p>
          </table:table-cell>
          <table:table-cell table:style-name="ce2" office:value-type="string" calcext:value-type="string">
            <text:p>DESERT</text:p>
          </table:table-cell>
          <table:table-cell table:style-name="ce8" office:value-type="string" calcext:value-type="string">
            <text:p>PLAINS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FOREST</text:p>
          </table:table-cell>
          <table:table-cell table:style-name="ce8" office:value-type="string" calcext:value-type="string">
            <text:p>ARCTIC</text:p>
          </table:table-cell>
          <table:table-cell table:style-name="ce8" office:value-type="string" calcext:value-type="string">
            <text:p>WETLAND</text:p>
          </table:table-cell>
          <table:table-cell table:style-name="ce8" office:value-type="string" calcext:value-type="string">
            <text:p>SUBTERRANEAN</text:p>
          </table:table-cell>
          <table:table-cell table:style-name="ce12" office:value-type="string" calcext:value-type="string">
            <text:p>SPECIAL</text:p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]));4);&quot;&quot;)" office:value-type="string" office:string-value="Desert Crop" calcext:value-type="string">
            <text:p>Desert Crop</text:p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]));4);&quot;&quot;)" office:value-type="string" office:string-value="Plains Crop" calcext:value-type="string">
            <text:p>Plains Crop</text:p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]));4);&quot;&quot;)" office:value-type="string" office:string-value="Mountain Crop" calcext:value-type="string">
            <text:p>Mountain Crop</text:p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]));4);&quot;&quot;)" office:value-type="string" office:string-value="Forest Crop" calcext:value-type="string">
            <text:p>Forest Crop</text:p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]));4);&quot;&quot;)" office:value-type="string" office:string-value="Arctic Crop" calcext:value-type="string">
            <text:p>Arctic Crop</text:p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]));4);&quot;&quot;)" office:value-type="string" office:string-value="Wetland Crop" calcext:value-type="string">
            <text:p>Wetland Crop</text:p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]));4);&quot;&quot;)" office:value-type="string" office:string-value="Sub Crop" calcext:value-type="string">
            <text:p>Sub Crop</text:p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]));4);&quot;&quot;)" office:value-type="string" office:string-value="Evil Crop" calcext:value-type="string">
            <text:p>Evil Crop</text:p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]));4);&quot;&quot;)" office:value-type="string" office:string-value="Desert Tree" calcext:value-type="string">
            <text:p>Desert Tree</text:p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]));4);&quot;&quot;)" office:value-type="string" office:string-value="Plains Tree" calcext:value-type="string">
            <text:p>Plains Tree</text:p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]));4);&quot;&quot;)" office:value-type="string" office:string-value="Mountain Tree" calcext:value-type="string">
            <text:p>Mountain Tree</text:p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]));4);&quot;&quot;)" office:value-type="string" office:string-value="Forest Tree" calcext:value-type="string">
            <text:p>Forest Tree</text:p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]));4);&quot;&quot;)" office:value-type="string" office:string-value="Arctic Tree" calcext:value-type="string">
            <text:p>Arctic Tree</text:p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]));4);&quot;&quot;)" office:value-type="string" office:string-value="Wetland Tree" calcext:value-type="string">
            <text:p>Wetland Tree</text:p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]));4);&quot;&quot;)" office:value-type="string" office:string-value="Sub Tree" calcext:value-type="string">
            <text:p>Sub Tree</text:p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]));4);&quot;&quot;)" office:value-type="string" office:string-value="Evil Tree" calcext:value-type="string">
            <text:p>Evil Tree</text:p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2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2]));4);&quot;&quot;)" office:value-type="string" office:string-value="Good Crop" calcext:value-type="string">
            <text:p>Good Crop</text:p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2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2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2]));4);&quot;&quot;)" office:value-type="string" office:string-value="Good Tree" calcext:value-type="string">
            <text:p>Good Tree</text:p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3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3]));4);&quot;&quot;)" office:value-type="string" office:string-value="Savage Crop" calcext:value-type="string">
            <text:p>Savage Crop</text:p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3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3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3]));4);&quot;&quot;)" office:value-type="string" office:string-value="Savage Tree" calcext:value-type="string">
            <text:p>Savage Tree</text:p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4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4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4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4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4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5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5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5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5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5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6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6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6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6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6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7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7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7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7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7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8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8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8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8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8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9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9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9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9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9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0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0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0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0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0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1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1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1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1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1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2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2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2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2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2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3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3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3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3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3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4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4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4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4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4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5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5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5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5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5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6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6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6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6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6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7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7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7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7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7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8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8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8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8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8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19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19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19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19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19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20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20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20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20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20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21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21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21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21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21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22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22]));4);&quot;&quot;)">
            <text:p/>
          </table:table-cell>
          <table:table-cell table:style-name="ce5" table:number-matrix-columns-spanned="1" table:number-matrix-rows-spanned="1" table:formula="of:=IFERROR(INDEX([Trees.$A$2:.$D$500]; SMALL(IF(([.I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J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K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L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M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N$2]=[Trees.$B$2:.$B$500]); ROW([Trees.$B$2:.$B$500])-MIN(ROW([Trees.$B$2:.$B$500]))+1;&quot;&quot;);ROWS([.$A$1:.$A22]));4);&quot;&quot;)">
            <text:p/>
          </table:table-cell>
          <table:table-cell table:style-name="ce3" table:number-matrix-columns-spanned="1" table:number-matrix-rows-spanned="1" table:formula="of:=IFERROR(INDEX([Trees.$A$2:.$D$500]; SMALL(IF(([.O$2]=[Trees.$B$2:.$B$500]); ROW([Trees.$B$2:.$B$500])-MIN(ROW([Trees.$B$2:.$B$500]))+1;&quot;&quot;);ROWS([.$A$1:.$A22]));4);&quot;&quot;)">
            <text:p/>
          </table:table-cell>
          <table:table-cell table:style-name="ce14" table:number-matrix-columns-spanned="1" table:number-matrix-rows-spanned="1" table:formula="of:=IFERROR(INDEX([Trees.$A$2:.$D$500]; SMALL(IF(([.P$2]=[Trees.$B$2:.$B$500]); ROW([Trees.$B$2:.$B$500])-MIN(ROW([Trees.$B$2:.$B$500]))+1;&quot;&quot;);ROWS([.$A$1:.$A22]));4);&quot;&quot;)">
            <text:p/>
          </table:table-cell>
        </table:table-row>
        <table:table-row table:style-name="ro1">
          <table:table-cell table:style-name="ce3" table:number-matrix-columns-spanned="1" table:number-matrix-rows-spanned="1" table:formula="of:=IFERROR(INDEX([Crops.$A$2:.$D$500]; SMALL(IF(([.A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B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C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D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E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F$2]=[Crops.$B$2:.$B$500]); ROW([Crops.$B$2:.$B$500])-MIN(ROW([Crops.$B$2:.$B$500]))+1;&quot;&quot;);ROWS([.$A$1:.$A23]));4);&quot;&quot;)">
            <text:p/>
          </table:table-cell>
          <table:table-cell table:number-matrix-columns-spanned="1" table:number-matrix-rows-spanned="1" table:formula="of:=IFERROR(INDEX([Crops.$A$2:.$D$500]; SMALL(IF(([.G$2]=[Crops.$B$2:.$B$500]); ROW([Crops.$B$2:.$B$500])-MIN(ROW([Crops.$B$2:.$B$500]))+1;&quot;&quot;);ROWS([.$A$1:.$A23]));4);&quot;&quot;)">
            <text:p/>
          </table:table-cell>
          <table:table-cell table:style-name="ce3" table:number-matrix-columns-spanned="1" table:number-matrix-rows-spanned="1" table:formula="of:=IFERROR(INDEX([Crops.$A$2:.$D$500]; SMALL(IF(([.H$2]=[Crops.$B$2:.$B$500]); ROW([Crops.$B$2:.$B$500])-MIN(ROW([Crops.$B$2:.$B$500]))+1;&quot;&quot;);ROWS([.$A$1:.$A23]));4);&quot;&quot;)">
            <text:p/>
          </table:table-cell>
          <table:table-cell table:style-name="ce6" table:number-matrix-columns-spanned="1" table:number-matrix-rows-spanned="1" table:formula="of:=IFERROR(INDEX([Trees.$A$2:.$D$500]; SMALL(IF(([.I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J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K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L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M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N$2]=[Trees.$B$2:.$B$500]); ROW([Trees.$B$2:.$B$500])-MIN(ROW([Trees.$B$2:.$B$500]))+1;&quot;&quot;);ROWS([.$A$1:.$A23]));4);&quot;&quot;)">
            <text:p/>
          </table:table-cell>
          <table:table-cell table:style-name="ce10" table:number-matrix-columns-spanned="1" table:number-matrix-rows-spanned="1" table:formula="of:=IFERROR(INDEX([Trees.$A$2:.$D$500]; SMALL(IF(([.O$2]=[Trees.$B$2:.$B$500]); ROW([Trees.$B$2:.$B$500])-MIN(ROW([Trees.$B$2:.$B$500]))+1;&quot;&quot;);ROWS([.$A$1:.$A23]));4);&quot;&quot;)">
            <text:p/>
          </table:table-cell>
          <table:table-cell table:style-name="ce15" table:number-matrix-columns-spanned="1" table:number-matrix-rows-spanned="1" table:formula="of:=IFERROR(INDEX([Trees.$A$2:.$D$500]; SMALL(IF(([.P$2]=[Trees.$B$2:.$B$500]); ROW([Trees.$B$2:.$B$500])-MIN(ROW([Trees.$B$2:.$B$500]))+1;&quot;&quot;);ROWS([.$A$1:.$A23]));4);&quot;&quot;)">
            <text:p/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Grasses</text:p>
          </table:table-cell>
          <table:covered-table-cell table:number-columns-repeated="6" table:style-name="ce9"/>
          <table:covered-table-cell table:style-name="ce13"/>
          <table:table-cell table:number-columns-repeated="8"/>
        </table:table-row>
        <table:table-row table:style-name="ro1">
          <table:table-cell table:style-name="ce2" office:value-type="string" calcext:value-type="string">
            <text:p>DESERT</text:p>
          </table:table-cell>
          <table:table-cell table:style-name="ce8" office:value-type="string" calcext:value-type="string">
            <text:p>PLAINS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FOREST</text:p>
          </table:table-cell>
          <table:table-cell table:style-name="ce8" office:value-type="string" calcext:value-type="string">
            <text:p>ARCTIC</text:p>
          </table:table-cell>
          <table:table-cell table:style-name="ce8" office:value-type="string" calcext:value-type="string">
            <text:p>WETLAND</text:p>
          </table:table-cell>
          <table:table-cell table:style-name="ce8" office:value-type="string" calcext:value-type="string">
            <text:p>SUBTERRANEAN</text:p>
          </table:table-cell>
          <table:table-cell table:style-name="ce12" office:value-type="string" calcext:value-type="string">
            <text:p>SPECIAL</text:p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26]));4);&quot;&quot;)" office:value-type="string" office:string-value="Desert Grass" calcext:value-type="string">
            <text:p>Desert Grass</text:p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26]));4);&quot;&quot;)" office:value-type="string" office:string-value="Plains Grass" calcext:value-type="string">
            <text:p>Plains Grass</text:p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26]));4);&quot;&quot;)" office:value-type="string" office:string-value="Mountain Grass" calcext:value-type="string">
            <text:p>Mountain Grass</text:p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26]));4);&quot;&quot;)" office:value-type="string" office:string-value="Forest Grass" calcext:value-type="string">
            <text:p>Forest Grass</text:p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26]));4);&quot;&quot;)" office:value-type="string" office:string-value="Arctic Grass" calcext:value-type="string">
            <text:p>Arctic Grass</text:p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26]));4);&quot;&quot;)" office:value-type="string" office:string-value="Wetland Grass" calcext:value-type="string">
            <text:p>Wetland Grass</text:p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26]));4);&quot;&quot;)" office:value-type="string" office:string-value="Sub Grass" calcext:value-type="string">
            <text:p>Sub Grass</text:p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26]));4);&quot;&quot;)" office:value-type="string" office:string-value="Evil Grass" calcext:value-type="string">
            <text:p>Evil Grass</text:p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27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27]));4);&quot;&quot;)" office:value-type="string" office:string-value="Good Grass" calcext:value-type="string">
            <text:p>Good Grass</text:p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28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28]));4);&quot;&quot;)" office:value-type="string" office:string-value="Savage Grass" calcext:value-type="string">
            <text:p>Savage Grass</text:p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29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29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0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0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1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1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2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2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3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3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4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4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5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5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6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6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7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7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8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8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39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39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0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0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1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1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C$500]; SMALL(IF(([.A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B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C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D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E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F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G$27]=[Grass.$B$2:.$B$500]); ROW([Grass.$B$2:.$B$500])-MIN(ROW([Grass.$B$2:.$B$500]))+1;&quot;&quot;);ROWS([.$A$26:.$A42]));3);&quot;&quot;)">
            <text:p/>
          </table:table-cell>
          <table:table-cell table:number-matrix-columns-spanned="1" table:number-matrix-rows-spanned="1" table:formula="of:=IFERROR(INDEX([Grass.$A$2:.$C$500]; SMALL(IF(([.H$27]=[Grass.$B$2:.$B$500]); ROW([Grass.$B$2:.$B$500])-MIN(ROW([Grass.$B$2:.$B$500]))+1;&quot;&quot;);ROWS([.$A$26:.$A42]));3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3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3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4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4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5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5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6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6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7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7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8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8]));4);&quot;&quot;)">
            <text:p/>
          </table:table-cell>
          <table:table-cell table:number-columns-repeated="8"/>
        </table:table-row>
        <table:table-row table:style-name="ro1">
          <table:table-cell table:number-matrix-columns-spanned="1" table:number-matrix-rows-spanned="1" table:formula="of:=IFERROR(INDEX([Grass.$A$2:.$E$500]; SMALL(IF(([.A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B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C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D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E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F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G$27]=[Grass.$B$2:.$B$500]); ROW([Grass.$B$2:.$B$500])-MIN(ROW([Grass.$B$2:.$B$500]))+1;&quot;&quot;);ROWS([.$A$26:.$A49]));4);&quot;&quot;)">
            <text:p/>
          </table:table-cell>
          <table:table-cell table:number-matrix-columns-spanned="1" table:number-matrix-rows-spanned="1" table:formula="of:=IFERROR(INDEX([Grass.$A$2:.$E$500]; SMALL(IF(([.H$27]=[Grass.$B$2:.$B$500]); ROW([Grass.$B$2:.$B$500])-MIN(ROW([Grass.$B$2:.$B$500]))+1;&quot;&quot;);ROWS([.$A$26:.$A49]));4);&quot;&quot;)">
            <text:p/>
          </table:table-cell>
          <table:table-cell table:number-columns-repeated="8"/>
        </table:table-row>
        <table:table-row table:style-name="ro1">
          <table:table-cell table:style-name="ce6" table:number-matrix-columns-spanned="1" table:number-matrix-rows-spanned="1" table:formula="of:=IFERROR(INDEX([Grass.$A$2:.$E$500]; SMALL(IF(([.A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B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C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D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E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F$27]=[Grass.$B$2:.$B$500]); ROW([Grass.$B$2:.$B$500])-MIN(ROW([Grass.$B$2:.$B$500]))+1;&quot;&quot;);ROWS([.$A$26:.$A50]));4);&quot;&quot;)">
            <text:p/>
          </table:table-cell>
          <table:table-cell table:style-name="ce10" table:number-matrix-columns-spanned="1" table:number-matrix-rows-spanned="1" table:formula="of:=IFERROR(INDEX([Grass.$A$2:.$E$500]; SMALL(IF(([.G$27]=[Grass.$B$2:.$B$500]); ROW([Grass.$B$2:.$B$500])-MIN(ROW([Grass.$B$2:.$B$500]))+1;&quot;&quot;);ROWS([.$A$26:.$A50]));4);&quot;&quot;)">
            <text:p/>
          </table:table-cell>
          <table:table-cell table:style-name="ce15" table:number-matrix-columns-spanned="1" table:number-matrix-rows-spanned="1" table:formula="of:=IFERROR(INDEX([Grass.$A$2:.$E$500]; SMALL(IF(([.H$27]=[Grass.$B$2:.$B$500]); ROW([Grass.$B$2:.$B$500])-MIN(ROW([Grass.$B$2:.$B$500]))+1;&quot;&quot;);ROWS([.$A$26:.$A50]));4);&quot;&quot;)">
            <text:p/>
          </table:table-cell>
          <table:table-cell table:number-columns-repeated="8"/>
        </table:table-row>
      </table:table>
      <table:table table:name="Crops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4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ref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uster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wdur</text:p>
          </table:table-cell>
          <table:table-cell office:value-type="string" calcext:value-type="string">
            <text:p>Alt Period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rowFlags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owth:1</text:p>
          </table:table-cell>
          <table:table-cell office:value-type="string" calcext:value-type="string">
            <text:p>Growth:2</text:p>
          </table:table-cell>
          <table:table-cell office:value-type="string" calcext:value-type="string">
            <text:p>Growth:3</text:p>
          </table:table-cell>
          <table:table-cell office:value-type="string" calcext:value-type="string">
            <text:p>Growth:4</text:p>
          </table:table-cell>
          <table:table-cell office:value-type="string" calcext:value-type="string">
            <text:p>Template:1</text:p>
          </table:table-cell>
          <table:table-cell office:value-type="string" calcext:value-type="string">
            <text:p>Template:2</text:p>
          </table:table-cell>
          <table:table-cell office:value-type="string" calcext:value-type="string">
            <text:p>Template:3</text:p>
          </table:table-cell>
          <table:table-cell office:value-type="string" calcext:value-type="string">
            <text:p>Template:4</text:p>
          </table:table-cell>
          <table:table-cell office:value-type="string" calcext:value-type="string">
            <text:p>Template:5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_CROP</text:p>
          </table:table-cell>
          <table:table-cell office:value-type="string" calcext:value-type="string">
            <text:p>Desert Crop</text:p>
          </table:table-cell>
          <table:table-cell table:number-columns-repeated="17"/>
          <table:table-cell table:style-name="ce17" table:number-columns-repeated="3"/>
          <table:table-cell table:number-columns-repeated="11"/>
          <table:table-cell table:style-name="ce17"/>
          <table:table-cell table:number-columns-repeated="10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PLAINS_CROP</text:p>
          </table:table-cell>
          <table:table-cell office:value-type="string" calcext:value-type="string">
            <text:p>Plains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UNTAIN_CROP</text:p>
          </table:table-cell>
          <table:table-cell office:value-type="string" calcext:value-type="string">
            <text:p>Mountain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REST_CROP</text:p>
          </table:table-cell>
          <table:table-cell office:value-type="string" calcext:value-type="string">
            <text:p>Forest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ARCTIC</text:p>
          </table:table-cell>
          <table:table-cell office:value-type="string" calcext:value-type="string">
            <text:p>ARCTIC_CROP</text:p>
          </table:table-cell>
          <table:table-cell office:value-type="string" calcext:value-type="string">
            <text:p>Arctic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WETLAND_CROP</text:p>
          </table:table-cell>
          <table:table-cell office:value-type="string" calcext:value-type="string">
            <text:p>Wetland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SUBTERRANEAN</text:p>
          </table:table-cell>
          <table:table-cell office:value-type="string" calcext:value-type="string">
            <text:p>SUB_CROP</text:p>
          </table:table-cell>
          <table:table-cell office:value-type="string" calcext:value-type="string">
            <text:p>Sub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IL_CROP</text:p>
          </table:table-cell>
          <table:table-cell office:value-type="string" calcext:value-type="string">
            <text:p>Evil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GOOD_GROP</text:p>
          </table:table-cell>
          <table:table-cell office:value-type="string" calcext:value-type="string">
            <text:p>Good Crop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AVAGE_CROP</text:p>
          </table:table-cell>
          <table:table-cell office:value-type="string" calcext:value-type="string">
            <text:p>Savage Crop</text:p>
          </table:table-cell>
          <table:table-cell table:number-columns-repeated="42"/>
        </table:table-row>
      </table:table>
      <table:table table:name="Trees" table:style-name="ta1">
        <table:table-column table:style-name="co17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4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ref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uster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wdur</text:p>
          </table:table-cell>
          <table:table-cell office:value-type="string" calcext:value-type="string">
            <text:p>Alt Period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rowFlags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owth:1</text:p>
          </table:table-cell>
          <table:table-cell office:value-type="string" calcext:value-type="string">
            <text:p>Growth:2</text:p>
          </table:table-cell>
          <table:table-cell office:value-type="string" calcext:value-type="string">
            <text:p>Growth:3</text:p>
          </table:table-cell>
          <table:table-cell office:value-type="string" calcext:value-type="string">
            <text:p>Growth:4</text:p>
          </table:table-cell>
          <table:table-cell office:value-type="string" calcext:value-type="string">
            <text:p>Template:1</text:p>
          </table:table-cell>
          <table:table-cell office:value-type="string" calcext:value-type="string">
            <text:p>Template:2</text:p>
          </table:table-cell>
          <table:table-cell office:value-type="string" calcext:value-type="string">
            <text:p>Template:3</text:p>
          </table:table-cell>
          <table:table-cell office:value-type="string" calcext:value-type="string">
            <text:p>Template:4</text:p>
          </table:table-cell>
          <table:table-cell office:value-type="string" calcext:value-type="string">
            <text:p>Template:5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_TREE</text:p>
          </table:table-cell>
          <table:table-cell office:value-type="string" calcext:value-type="string">
            <text:p>Desert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PLAINS_TREE</text:p>
          </table:table-cell>
          <table:table-cell office:value-type="string" calcext:value-type="string">
            <text:p>Plains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UNTAIN_TREE</text:p>
          </table:table-cell>
          <table:table-cell office:value-type="string" calcext:value-type="string">
            <text:p>Mountain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REST_TREE</text:p>
          </table:table-cell>
          <table:table-cell office:value-type="string" calcext:value-type="string">
            <text:p>Forest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RCTIC</text:p>
          </table:table-cell>
          <table:table-cell office:value-type="string" calcext:value-type="string">
            <text:p>ARCTIC_TREE</text:p>
          </table:table-cell>
          <table:table-cell office:value-type="string" calcext:value-type="string">
            <text:p>Arctic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WETLAND_TREE</text:p>
          </table:table-cell>
          <table:table-cell office:value-type="string" calcext:value-type="string">
            <text:p>Wetland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SUBTERRANEAN</text:p>
          </table:table-cell>
          <table:table-cell office:value-type="string" calcext:value-type="string">
            <text:p>SUB_TREE</text:p>
          </table:table-cell>
          <table:table-cell office:value-type="string" calcext:value-type="string">
            <text:p>Sub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IL_TREE</text:p>
          </table:table-cell>
          <table:table-cell office:value-type="string" calcext:value-type="string">
            <text:p>Evil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GOOD_TREE</text:p>
          </table:table-cell>
          <table:table-cell office:value-type="string" calcext:value-type="string">
            <text:p>Good Tre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AVAGE_TREE</text:p>
          </table:table-cell>
          <table:table-cell office:value-type="string" calcext:value-type="string">
            <text:p>Savage Tree</text:p>
          </table:table-cell>
          <table:table-cell table:number-columns-repeated="42"/>
        </table:table-row>
      </table:table>
      <table:table table:name="Grass" table:style-name="ta1">
        <table:table-column table:style-name="co17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4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ref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uster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wdur</text:p>
          </table:table-cell>
          <table:table-cell office:value-type="string" calcext:value-type="string">
            <text:p>Alt Period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rowFlags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owth:1</text:p>
          </table:table-cell>
          <table:table-cell office:value-type="string" calcext:value-type="string">
            <text:p>Growth:2</text:p>
          </table:table-cell>
          <table:table-cell office:value-type="string" calcext:value-type="string">
            <text:p>Growth:3</text:p>
          </table:table-cell>
          <table:table-cell office:value-type="string" calcext:value-type="string">
            <text:p>Growth:4</text:p>
          </table:table-cell>
          <table:table-cell office:value-type="string" calcext:value-type="string">
            <text:p>Template:1</text:p>
          </table:table-cell>
          <table:table-cell office:value-type="string" calcext:value-type="string">
            <text:p>Template:2</text:p>
          </table:table-cell>
          <table:table-cell office:value-type="string" calcext:value-type="string">
            <text:p>Template:3</text:p>
          </table:table-cell>
          <table:table-cell office:value-type="string" calcext:value-type="string">
            <text:p>Template:4</text:p>
          </table:table-cell>
          <table:table-cell office:value-type="string" calcext:value-type="string">
            <text:p>Template:5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_GRASS</text:p>
          </table:table-cell>
          <table:table-cell office:value-type="string" calcext:value-type="string">
            <text:p>Desert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PLAINS_GRASS</text:p>
          </table:table-cell>
          <table:table-cell office:value-type="string" calcext:value-type="string">
            <text:p>Plains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UNTAIN_GRASS</text:p>
          </table:table-cell>
          <table:table-cell office:value-type="string" calcext:value-type="string">
            <text:p>Mountain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REST_GRASS</text:p>
          </table:table-cell>
          <table:table-cell office:value-type="string" calcext:value-type="string">
            <text:p>Forest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ARCTIC</text:p>
          </table:table-cell>
          <table:table-cell office:value-type="string" calcext:value-type="string">
            <text:p>ARCTIC_GRASS</text:p>
          </table:table-cell>
          <table:table-cell office:value-type="string" calcext:value-type="string">
            <text:p>Arctic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WETLAND_GRASS</text:p>
          </table:table-cell>
          <table:table-cell office:value-type="string" calcext:value-type="string">
            <text:p>Wetland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UBTERRANEAN</text:p>
          </table:table-cell>
          <table:table-cell office:value-type="string" calcext:value-type="string">
            <text:p>SUB_GRASS</text:p>
          </table:table-cell>
          <table:table-cell office:value-type="string" calcext:value-type="string">
            <text:p>Sub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IL_GRASS</text:p>
          </table:table-cell>
          <table:table-cell office:value-type="string" calcext:value-type="string">
            <text:p>Evil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GOOD_GRASS</text:p>
          </table:table-cell>
          <table:table-cell office:value-type="string" calcext:value-type="string">
            <text:p>Good Gras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AVAGE_GRASS</text:p>
          </table:table-cell>
          <table:table-cell office:value-type="string" calcext:value-type="string">
            <text:p>Savage Grass</text:p>
          </table:table-cell>
          <table:table-cell table:number-columns-repeated="42"/>
        </table:table-row>
      </table:table>
      <table:table table:name="Magical" table:style-name="ta1"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9" table:default-cell-style-name="Default"/>
        <table:table-column table:style-name="co22" table:number-columns-repeated="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14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17" table:number-columns-repeated="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ref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uster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wdur</text:p>
          </table:table-cell>
          <table:table-cell office:value-type="string" calcext:value-type="string">
            <text:p>Alt Period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rowFlags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owth:1</text:p>
          </table:table-cell>
          <table:table-cell office:value-type="string" calcext:value-type="string">
            <text:p>Growth:2</text:p>
          </table:table-cell>
          <table:table-cell office:value-type="string" calcext:value-type="string">
            <text:p>Growth:3</text:p>
          </table:table-cell>
          <table:table-cell office:value-type="string" calcext:value-type="string">
            <text:p>Growth:4</text:p>
          </table:table-cell>
          <table:table-cell office:value-type="string" calcext:value-type="string">
            <text:p>Template:1</text:p>
          </table:table-cell>
          <table:table-cell office:value-type="string" calcext:value-type="string">
            <text:p>Template:2</text:p>
          </table:table-cell>
          <table:table-cell office:value-type="string" calcext:value-type="string">
            <text:p>Template:3</text:p>
          </table:table-cell>
          <table:table-cell office:value-type="string" calcext:value-type="string">
            <text:p>Template:4</text:p>
          </table:table-cell>
          <table:table-cell office:value-type="string" calcext:value-type="string">
            <text:p>Template:5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EXAMPLE_DIVINE_MAGIC</text:p>
          </table:table-cell>
          <table:table-cell table:number-columns-repeated="15"/>
          <table:table-cell table:style-name="ce17"/>
          <table:table-cell table:number-columns-repeated="27"/>
        </table:table-row>
      </table:table>
      <table:table table:name="Bas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8:51:19.87232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30T13:45:58.976429722</dc:date>
    <dc:creator>Miles Engel</dc:creator>
    <meta:editing-duration>P3DT4H8M6S</meta:editing-duration>
    <meta:editing-cycles>20</meta:editing-cycles>
    <meta:generator>LibreOffice/4.3.7.2$Linux_X86_64 LibreOffice_project/430$Build-2</meta:generator>
    <meta:document-statistic meta:table-count="7" meta:cell-count="902" meta:object-count="0"/>
  </office:meta>
</office:document-meta>
</file>